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3.848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4772in"/>
    </style:style>
    <style:style style:name="co7" style:family="table-column">
      <style:table-column-properties fo:break-before="auto" style:column-width="0.5299in"/>
    </style:style>
    <style:style style:name="co8" style:family="table-column">
      <style:table-column-properties fo:break-before="auto" style:column-width="2.2819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3.5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Rutas">
      <style:table-properties table:display="true" style:writing-mode="lr-tb" tableooo:tab-color="#ff0000"/>
    </style:style>
    <style:style style:name="ta2" style:family="table" style:master-page-name="PageStyle_5f_Códigos_20_Internacionales">
      <style:table-properties table:display="true" style:writing-mode="lr-tb" tableooo:tab-color="#00ffff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2a60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ackground-color="#ff8000"/>
    </style:style>
    <style:style style:name="ce44" style:family="table-cell" style:parent-style-name="Default">
      <style:table-cell-properties fo:background-color="#ff8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2a6099"/>
    </style:style>
    <style:style style:name="ce46" style:family="table-cell" style:parent-style-name="Default">
      <style:table-cell-properties fo:background-color="#2a60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7" table:default-cell-style-name="Default"/>
        <table:table-row table:style-name="ro1">
          <table:table-cell table:style-name="ce13" office:value-type="string" calcext:value-type="string">
            <text:p>Nº</text:p>
          </table:table-cell>
          <table:table-cell table:style-name="ce13" office:value-type="string" calcext:value-type="string">
            <text:p>Ciudad</text:p>
          </table:table-cell>
          <table:table-cell table:style-name="ce13" office:value-type="string" calcext:value-type="string">
            <text:p>Continente</text:p>
          </table:table-cell>
          <table:table-cell table:style-name="ce13" office:value-type="string" calcext:value-type="string">
            <text:p>Ruta</text:p>
          </table:table-cell>
          <table:table-cell table:style-name="ce13" office:value-type="string" calcext:value-type="string">
            <text:p>Medio</text:p>
          </table:table-cell>
          <table:table-cell table:style-name="ce4" office:value-type="string" calcext:value-type="string">
            <text:p>Hecho</text:p>
          </table:table-cell>
          <table:table-cell table:number-columns-repeated="5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Antananarivo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Antananarivo -Pari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El Cairo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El cairo - Londré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Jerusalén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Jerusalén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Naibori</text:p>
          </table:table-cell>
          <table:table-cell table:style-name="ce5" office:value-type="string" calcext:value-type="string">
            <text:p>Africa</text:p>
          </table:table-cell>
          <table:table-cell table:style-name="ce2" office:value-type="string" calcext:value-type="string">
            <text:p>Naibori - catar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Buenos Aires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Buenos Aires -Sao Paulo - Madrid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Los Angeles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Los Angeles - 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New york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New York <text:s/>-Londré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Río de Janeiro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Río de Ganeiro- Sao Paulo -Madrid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Whasinton</text:p>
          </table:table-cell>
          <table:table-cell table:style-name="ce6" office:value-type="string" calcext:value-type="string">
            <text:p>America</text:p>
          </table:table-cell>
          <table:table-cell table:style-name="ce2" office:value-type="string" calcext:value-type="string">
            <text:p>Whasinton - 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Damasc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Damasco - Catar -Barcelona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Estambul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Estambul -Londres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Moscú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Moscú-Londre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Nueva Delhi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Nueva Delhi -Paris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Pekín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Pekin-Yantai Laishan - Incheon -Londres -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uckland</text:p>
          </table:table-cell>
          <table:table-cell table:style-name="ce4" office:value-type="string" calcext:value-type="string">
            <text:p>Oceanía</text:p>
          </table:table-cell>
          <table:table-cell table:number-columns-repeated="5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kyo</text:p>
          </table:table-cell>
          <table:table-cell table:style-name="ce7" office:value-type="string" calcext:value-type="string">
            <text:p>Asia</text:p>
          </table:table-cell>
          <table:table-cell table:style-name="ce2" office:value-type="string" calcext:value-type="string">
            <text:p>Tokyo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GRU</text:p>
          </table:table-cell>
          <table:table-cell table:style-name="ce4" office:value-type="string" calcext:value-type="string">
            <text:p>Brasil</text:p>
          </table:table-cell>
          <table:table-cell table:number-columns-repeated="5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msterdan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Amsterda-Lisboa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tena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Atenas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Berlín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Berlín-Lisboa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Paris </text:p>
          </table:table-cell>
          <table:table-cell table:style-name="ce4" office:value-type="string" calcext:value-type="string">
            <text:p>Europa</text:p>
          </table:table-cell>
          <table:table-cell table:number-columns-repeated="5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Budapest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Budapest-Fráncfort del Meno-Munich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Hong Kong</text:p>
          </table:table-cell>
          <table:table-cell table:style-name="ce4" office:value-type="string" calcext:value-type="string">
            <text:p>Asia</text:p>
          </table:table-cell>
          <table:table-cell table:number-columns-repeated="5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Londre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Londes-Sevilla 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Alemania</text:p>
          </table:table-cell>
          <table:table-cell table:number-columns-repeated="5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adrid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Madrid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Europa</text:p>
          </table:table-cell>
          <table:table-cell table:number-columns-repeated="5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arís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París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Yantai Lishan</text:p>
          </table:table-cell>
          <table:table-cell table:style-name="ce4" office:value-type="string" calcext:value-type="string">
            <text:p>China</text:p>
          </table:table-cell>
          <table:table-cell table:number-columns-repeated="5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raga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Praga-Fráncfort del Meno-Munich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Incheon</text:p>
          </table:table-cell>
          <table:table-cell table:style-name="ce4" office:value-type="string" calcext:value-type="string">
            <text:p>Korea del sur</text:p>
          </table:table-cell>
          <table:table-cell table:number-columns-repeated="5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Roma</text:p>
          </table:table-cell>
          <table:table-cell table:style-name="ce8" office:value-type="string" calcext:value-type="string">
            <text:p>Europa</text:p>
          </table:table-cell>
          <table:table-cell table:style-name="ce2" office:value-type="string" calcext:value-type="string">
            <text:p>Roma-Madrid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Catar</text:p>
          </table:table-cell>
          <table:table-cell table:style-name="ce4" office:value-type="string" calcext:value-type="string">
            <text:p>Africa</text:p>
          </table:table-cell>
          <table:table-cell table:number-columns-repeated="5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Canberra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Canberra - Dubai <text:s/>-Parí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Nueva Zelanda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Zueva Zelanda -Auckland- Honkong - Londres - 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ydney</text:p>
          </table:table-cell>
          <table:table-cell table:style-name="ce9" office:value-type="string" calcext:value-type="string">
            <text:p>Oceanía</text:p>
          </table:table-cell>
          <table:table-cell table:style-name="ce2" office:value-type="string" calcext:value-type="string">
            <text:p>Sydney -Catar -Barcelona -Sevilla</text:p>
          </table:table-cell>
          <table:table-cell table:style-name="ce2" office:value-type="string" calcext:value-type="string">
            <text:p>Avión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Evil</text:p>
          </table:table-cell>
          <table:table-cell table:number-columns-repeated="57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Rutas.$A$1" table:cell-range-address="$Rutas.$A$1:.$AA$996"/>
        </table:named-expressions>
      </table:table>
      <table:table table:name="Códigos Internacional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3">
          <table:table-cell table:style-name="ce29" office:value-type="string" calcext:value-type="string">
            <text:p>Nº</text:p>
          </table:table-cell>
          <table:table-cell table:style-name="ce29" office:value-type="string" calcext:value-type="string">
            <text:p>Ciudad</text:p>
          </table:table-cell>
          <table:table-cell table:style-name="ce29" office:value-type="string" calcext:value-type="string">
            <text:p>Sigla</text:p>
          </table:table-cell>
          <table:table-cell table:style-name="ce29" office:value-type="string" calcext:value-type="string">
            <text:p>Enlace</text:p>
          </table:table-cell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Ámsterdan</text:p>
          </table:table-cell>
          <table:table-cell table:style-name="ce2" office:value-type="string" calcext:value-type="string">
            <text:p>AMS</text:p>
          </table:table-cell>
          <table:table-cell table:style-name="ce14" office:value-type="string" calcext:value-type="string">
            <text:p><text:a xlink:href="https://www.amsterdam.info/es/transporte/aeropuerto/" xlink:type="simple">https://www.amsterdam.info/es/transporte/aeropuerto/</text:a></text:p>
          </table:table-cell>
          <table:table-cell table:number-columns-repeated="1020"/>
        </table:table-row>
        <table:table-row table:style-name="ro4"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Antananarivo</text:p>
          </table:table-cell>
          <table:table-cell table:style-name="ce32" office:value-type="string" calcext:value-type="string">
            <text:p>TNR</text:p>
          </table:table-cell>
          <table:table-cell table:style-name="ce40" office:value-type="string" calcext:value-type="string">
            <text:p><text:a xlink:href="https://www.aeropuertosdelmundo.net/aeropuerto-TNR/" xlink:type="simple">https://www.aeropuertosdelmundo.net/aeropuerto-TNR/</text:a></text:p>
          </table:table-cell>
          <table:table-cell table:number-columns-repeated="102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enas</text:p>
          </table:table-cell>
          <table:table-cell table:style-name="ce2" office:value-type="string" calcext:value-type="string">
            <text:p>ATH</text:p>
          </table:table-cell>
          <table:table-cell table:style-name="ce14" office:value-type="string" calcext:value-type="string">
            <text:p><text:a xlink:href="https://www.grecia.info/es/atenas/aeropuerto-atenas/" xlink:type="simple">https://www.grecia.info/es/atenas/aeropuerto-atenas/</text:a></text:p>
          </table:table-cell>
          <table:table-cell table:number-columns-repeated="1020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Auckland</text:p>
          </table:table-cell>
          <table:table-cell table:style-name="ce33" office:value-type="string" calcext:value-type="string">
            <text:p>AKL</text:p>
          </table:table-cell>
          <table:table-cell table:style-name="ce33"/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arcelona</text:p>
          </table:table-cell>
          <table:table-cell table:style-name="ce2" office:value-type="string" calcext:value-type="string">
            <text:p>BAR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Ben Gurión Ingl (41km Jerusalén)</text:p>
          </table:table-cell>
          <table:table-cell table:style-name="ce32" office:value-type="string" calcext:value-type="string">
            <text:p>TLV</text:p>
          </table:table-cell>
          <table:table-cell table:style-name="ce40" office:value-type="string" calcext:value-type="string">
            <text:p><text:a xlink:href="https://www.aeropuertos.net/aeropuerto-internacional-ben-gurion/" xlink:type="simple">https://www.aeropuertos.net/aeropuerto-internacional-ben-gurion/</text:a></text:p>
          </table:table-cell>
          <table:table-cell table:number-columns-repeated="102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rlín</text:p>
          </table:table-cell>
          <table:table-cell table:style-name="ce2" office:value-type="string" calcext:value-type="string">
            <text:p>BER</text:p>
          </table:table-cell>
          <table:table-cell table:style-name="ce15" office:value-type="string" calcext:value-type="string">
            <text:p><text:a xlink:href="https://www.aeropuertoinfo.com/aeropuertos/berlin-brandeburgo-airport/" xlink:type="simple">https://www.aeropuertoinfo.com/aeropuertos/berlin-brandeburgo-airport/</text:a></text:p>
          </table:table-cell>
          <table:table-cell table:number-columns-repeated="1020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udapest</text:p>
          </table:table-cell>
          <table:table-cell table:style-name="ce2" office:value-type="string" calcext:value-type="string">
            <text:p>BUD</text:p>
          </table:table-cell>
          <table:table-cell table:style-name="ce16" office:value-type="string" calcext:value-type="string">
            <text:p><text:a xlink:href="https://www.aeropuertos.net/aeropuerto-de-budapest-ferenc-liszt/" xlink:type="simple">https://www.aeropuertos.net/aeropuerto-de-budapest-ferenc-liszt/</text:a></text:p>
          </table:table-cell>
          <table:table-cell table:number-columns-repeated="102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uenos aires</text:p>
          </table:table-cell>
          <table:table-cell table:style-name="ce3" office:value-type="string" calcext:value-type="string">
            <text:p>EZE</text:p>
          </table:table-cell>
          <table:table-cell table:style-name="ce36" office:value-type="string" calcext:value-type="string">
            <text:p><text:a xlink:href="https://www.kayak.es/Buenos-Aires-Aeropuerto-Internacional-Ministro-Pistarini.EZE.ap.html" xlink:type="simple">https://www.kayak.es/Buenos-Aires-Aeropuerto-Internacional-Ministro-Pistarini.EZE.ap.html</text:a></text:p>
          </table:table-cell>
          <table:table-cell table:number-columns-repeated="1020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Canberra</text:p>
          </table:table-cell>
          <table:table-cell table:style-name="ce33" office:value-type="string" calcext:value-type="string">
            <text:p>CBR</text:p>
          </table:table-cell>
          <table:table-cell table:style-name="ce33"/>
          <table:table-cell table:number-columns-repeated="1020"/>
        </table:table-row>
        <table:table-row table:style-name="ro5"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Catar </text:p>
          </table:table-cell>
          <table:table-cell table:style-name="ce32" office:value-type="string" calcext:value-type="string">
            <text:p>DOH</text:p>
          </table:table-cell>
          <table:table-cell table:style-name="ce32"/>
          <table:table-cell table:style-name="ce41" table:number-columns-repeated="60"/>
          <table:table-cell table:number-columns-repeated="960"/>
        </table:table-row>
        <table:table-row table:style-name="ro1">
          <table:table-cell table:style-name="ce32" office:value-type="float" office:value="38" calcext:value-type="float">
            <text:p>38</text:p>
          </table:table-cell>
          <table:table-cell table:style-name="ce32" office:value-type="string" calcext:value-type="string">
            <text:p>Damasco</text:p>
          </table:table-cell>
          <table:table-cell table:style-name="ce32" office:value-type="string" calcext:value-type="string">
            <text:p>DAM</text:p>
          </table:table-cell>
          <table:table-cell table:style-name="ce32"/>
          <table:table-cell table:style-name="ce41" table:number-columns-repeated="60"/>
          <table:table-cell table:number-columns-repeated="960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Dubái</text:p>
          </table:table-cell>
          <table:table-cell table:style-name="ce31" office:value-type="string" calcext:value-type="string">
            <text:p>DXB</text:p>
          </table:table-cell>
          <table:table-cell table:style-name="ce31"/>
          <table:table-cell table:style-name="ce41" table:number-columns-repeated="60"/>
          <table:table-cell table:number-columns-repeated="960"/>
        </table:table-row>
        <table:table-row table:style-name="ro4"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El Cairo</text:p>
          </table:table-cell>
          <table:table-cell table:style-name="ce32" office:value-type="string" calcext:value-type="string">
            <text:p>CAI</text:p>
          </table:table-cell>
          <table:table-cell table:style-name="ce40" office:value-type="string" calcext:value-type="string">
            <text:p><text:a xlink:href="https://www.aeropuertos.net/aeropuerto-internacional-de-el-cairo/" xlink:type="simple">https://www.aeropuertos.net/aeropuerto-internacional-de-el-cairo/</text:a></text:p>
          </table:table-cell>
          <table:table-cell table:style-name="ce41" table:number-columns-repeated="60"/>
          <table:table-cell table:number-columns-repeated="960"/>
        </table:table-row>
        <table:table-row table:style-name="ro4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Estambul</text:p>
          </table:table-cell>
          <table:table-cell table:style-name="ce31" office:value-type="string" calcext:value-type="string">
            <text:p>ISL</text:p>
          </table:table-cell>
          <table:table-cell table:style-name="ce39" office:value-type="string" calcext:value-type="string">
            <text:p><text:a xlink:href="https://www.aeropuertoinfo.com/aeropuertos/estambul-airport/" xlink:type="simple">https://www.aeropuertoinfo.com/aeropuertos/estambul-airport/</text:a></text:p>
          </table:table-cell>
          <table:table-cell table:style-name="ce41" table:number-columns-repeated="60"/>
          <table:table-cell table:number-columns-repeated="96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ráncfort del meno</text:p>
          </table:table-cell>
          <table:table-cell table:style-name="ce2" office:value-type="string" calcext:value-type="string">
            <text:p>FRA</text:p>
          </table:table-cell>
          <table:table-cell table:style-name="ce14" office:value-type="string" calcext:value-type="string">
            <text:p><text:a xlink:href="https://www.aeropuertos.net/aeropuerto-de-frankfurt/" xlink:type="simple">https://www.aeropuertos.net/aeropuerto-de-frankfurt/</text:a></text:p>
          </table:table-cell>
          <table:table-cell table:number-columns-repeated="1020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Hong Kong</text:p>
          </table:table-cell>
          <table:table-cell table:style-name="ce31" office:value-type="string" calcext:value-type="string">
            <text:p>HKG</text:p>
          </table:table-cell>
          <table:table-cell table:style-name="ce31"/>
          <table:table-cell table:number-columns-repeated="1020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cheón</text:p>
          </table:table-cell>
          <table:table-cell table:style-name="ce2" office:value-type="string" calcext:value-type="string">
            <text:p>INC</text:p>
          </table:table-cell>
          <table:table-cell table:style-name="ce15" office:value-type="string" calcext:value-type="string">
            <text:p><text:a xlink:href="https://www.aeropuertos.net/aeropuerto-internacional-de-incheon/" xlink:type="simple">https://www.aeropuertos.net/aeropuerto-internacional-de-incheon/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isboa</text:p>
          </table:table-cell>
          <table:table-cell table:style-name="ce2" office:value-type="string" calcext:value-type="string">
            <text:p>LIS</text:p>
          </table:table-cell>
          <table:table-cell table:style-name="ce14" office:value-type="string" calcext:value-type="string">
            <text:p><text:a xlink:href="https://www.aeroportolisboa.pt/es/lis/home" xlink:type="simple">https://www.aeroportolisboa.pt/es/lis/home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ndres</text:p>
          </table:table-cell>
          <table:table-cell table:style-name="ce2" office:value-type="string" calcext:value-type="string">
            <text:p>LHR</text:p>
          </table:table-cell>
          <table:table-cell table:style-name="ce14" office:value-type="string" calcext:value-type="string">
            <text:p><text:a xlink:href="https://www.skyscanner.es/vuelos/llegadas-salidas/lhr/londres-heathrow-llegadas-salidas" xlink:type="simple">https://www.skyscanner.es/vuelos/llegadas-salidas/lhr/londres-heathrow-llegadas-salidas</text:a></text:p>
          </table:table-cell>
          <table:table-cell table:style-name="ce41" table:number-columns-repeated="60"/>
          <table:table-cell table:number-columns-repeated="96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s Angeles</text:p>
          </table:table-cell>
          <table:table-cell table:style-name="ce3" office:value-type="string" calcext:value-type="string">
            <text:p>LAX</text:p>
          </table:table-cell>
          <table:table-cell table:style-name="ce36" office:value-type="string" calcext:value-type="string">
            <text:p><text:a xlink:href="https://www.aeropuertos.net/aeropuerto-internacional-de-los-angeles/" xlink:type="simple">https://www.aeropuertos.net/aeropuerto-internacional-de-los-angeles/</text:a></text:p>
          </table:table-cell>
          <table:table-cell table:style-name="ce41" table:number-columns-repeated="60"/>
          <table:table-cell table:number-columns-repeated="960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adrid </text:p>
          </table:table-cell>
          <table:table-cell table:style-name="ce2" office:value-type="string" calcext:value-type="string">
            <text:p>MAD</text:p>
          </table:table-cell>
          <table:table-cell table:style-name="ce15" office:value-type="string" calcext:value-type="string">
            <text:p><text:a xlink:href="https://www.aeropuertos.net/aeropuerto-de-madrid/" xlink:type="simple">https://www.aeropuertos.net/aeropuerto-de-madrid/</text:a></text:p>
          </table:table-cell>
          <table:table-cell table:style-name="ce43" table:number-columns-repeated="60"/>
          <table:table-cell table:number-columns-repeated="960"/>
        </table:table-row>
        <table:table-row table:style-name="ro6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Moscú</text:p>
          </table:table-cell>
          <table:table-cell table:style-name="ce31" office:value-type="string" calcext:value-type="string">
            <text:p>SVO</text:p>
          </table:table-cell>
          <table:table-cell table:style-name="ce39" office:value-type="string" calcext:value-type="string">
            <text:p><text:a xlink:href="https://www.aeropuertos.net/aeropuerto-internacional-de-moscu-sheremetyevo/" xlink:type="simple">https://www.aeropuertos.net/aeropuerto-internacional-de-moscu-sheremetyevo/</text:a></text:p>
          </table:table-cell>
          <table:table-cell table:style-name="ce43" table:number-columns-repeated="60"/>
          <table:table-cell table:number-columns-repeated="96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únich</text:p>
          </table:table-cell>
          <table:table-cell table:style-name="ce2" office:value-type="string" calcext:value-type="string">
            <text:p>MUC</text:p>
          </table:table-cell>
          <table:table-cell table:style-name="ce15" office:value-type="string" calcext:value-type="string">
            <text:p><text:a xlink:href="https://www.aeropuertos.net/aeropuerto-de-munich/" xlink:type="simple">https://www.aeropuertos.net/aeropuerto-de-munich/</text:a></text:p>
          </table:table-cell>
          <table:table-cell table:style-name="ce43" table:number-columns-repeated="60"/>
          <table:table-cell table:number-columns-repeated="960"/>
        </table:table-row>
        <table:table-row table:style-name="ro4"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Nairobi</text:p>
          </table:table-cell>
          <table:table-cell table:style-name="ce32" office:value-type="string" calcext:value-type="string">
            <text:p>NBO</text:p>
          </table:table-cell>
          <table:table-cell table:style-name="ce40" office:value-type="string" calcext:value-type="string">
            <text:p><text:a xlink:href="https://www.aeropuertosdelmundo.net/aeropuerto-NBO/" xlink:type="simple">https://www.aeropuertosdelmundo.net/aeropuerto-NBO/</text:a></text:p>
          </table:table-cell>
          <table:table-cell table:number-columns-repeated="1020"/>
        </table:table-row>
        <table:table-row table:style-name="ro4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Nueva Delhi</text:p>
          </table:table-cell>
          <table:table-cell table:style-name="ce31" office:value-type="string" calcext:value-type="string">
            <text:p>DEL</text:p>
          </table:table-cell>
          <table:table-cell table:style-name="ce39" office:value-type="string" calcext:value-type="string">
            <text:p><text:a xlink:href="https://www.aeropuertos.net/aeropuerto-internacional-indira-gandhi/" xlink:type="simple">https://www.aeropuertos.net/aeropuerto-internacional-indira-gandhi/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ueva York</text:p>
          </table:table-cell>
          <table:table-cell table:style-name="ce3" office:value-type="string" calcext:value-type="string">
            <text:p>JFK</text:p>
          </table:table-cell>
          <table:table-cell table:style-name="ce36" office:value-type="string" calcext:value-type="string">
            <text:p><text:a xlink:href="https://www.aeropuertos.net/aeropuerto-internacional-john-f-kennedy/" xlink:type="simple">https://www.aeropuertos.net/aeropuerto-internacional-john-f-kennedy/</text:a></text:p>
          </table:table-cell>
          <table:table-cell table:style-name="ce42" table:number-columns-repeated="60"/>
          <table:table-cell table:number-columns-repeated="96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ueva Zelanda</text:p>
          </table:table-cell>
          <table:table-cell table:style-name="ce2" office:value-type="string" calcext:value-type="string">
            <text:p>NZ</text:p>
          </table:table-cell>
          <table:table-cell table:style-name="ce2"/>
          <table:table-cell table:style-name="ce43" table:number-columns-repeated="60"/>
          <table:table-cell table:number-columns-repeated="96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rís</text:p>
          </table:table-cell>
          <table:table-cell table:style-name="ce2" office:value-type="string" calcext:value-type="string">
            <text:p>ORY</text:p>
          </table:table-cell>
          <table:table-cell table:style-name="ce14" office:value-type="string" calcext:value-type="string">
            <text:p><text:a xlink:href="https://www.aeropuertos.net/aeropuerto-de-paris-orly/" xlink:type="simple">https://www.aeropuertos.net/aeropuerto-de-paris-orly/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Pekín</text:p>
          </table:table-cell>
          <table:table-cell table:style-name="ce31" office:value-type="string" calcext:value-type="string">
            <text:p>PEK</text:p>
          </table:table-cell>
          <table:table-cell table:style-name="ce39" office:value-type="string" calcext:value-type="string">
            <text:p><text:a xlink:href="https://www.aeropuertos.net/aeropuerto-internacional-de-pekin/" xlink:type="simple">https://www.aeropuertos.net/aeropuerto-internacional-de-pekin/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aga</text:p>
          </table:table-cell>
          <table:table-cell table:style-name="ce2" office:value-type="string" calcext:value-type="string">
            <text:p>PRG</text:p>
          </table:table-cell>
          <table:table-cell table:style-name="ce14" office:value-type="string" calcext:value-type="string">
            <text:p><text:a xlink:href="https://www.aeropuertos.net/aeropuerto-de-praga/" xlink:type="simple">https://www.aeropuertos.net/aeropuerto-de-praga/</text:a></text:p>
          </table:table-cell>
          <table:table-cell table:number-columns-repeated="1020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SDU</text:p>
          </table:table-cell>
          <table:table-cell table:style-name="ce36" office:value-type="string" calcext:value-type="string">
            <text:p><text:a xlink:href="https://www.aeropuertos.net/aeropuerto-internacional-de-galeao/" xlink:type="simple">https://www.aeropuertos.net/aeropuerto-internacional-de-galeao/</text:a></text:p>
          </table:table-cell>
          <table:table-cell table:style-name="ce44"/>
          <table:table-cell table:style-name="ce43" table:number-columns-repeated="59"/>
          <table:table-cell table:number-columns-repeated="960"/>
        </table:table-row>
        <table:table-row table:style-name="ro4">
          <table:table-cell table:style-name="ce47" office:value-type="float" office:value="13" calcext:value-type="float">
            <text:p>13</text:p>
          </table:table-cell>
          <table:table-cell table:style-name="ce47" office:value-type="string" calcext:value-type="string">
            <text:p>Roma</text:p>
          </table:table-cell>
          <table:table-cell table:style-name="ce47" office:value-type="string" calcext:value-type="string">
            <text:p>FCO</text:p>
          </table:table-cell>
          <table:table-cell table:style-name="ce54" office:value-type="string" calcext:value-type="string">
            <text:p><text:a xlink:href="https://www.aeropuertos.net/aeropuerto-de-roma-fiumicino/" xlink:type="simple">https://www.aeropuertos.net/aeropuerto-de-roma-fiumicino/</text:a></text:p>
          </table:table-cell>
          <table:table-cell table:style-name="ce60" table:number-columns-repeated="102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au Paulo</text:p>
          </table:table-cell>
          <table:table-cell table:style-name="ce3" office:value-type="string" calcext:value-type="string">
            <text:p>GRU</text:p>
          </table:table-cell>
          <table:table-cell table:style-name="ce37" office:value-type="string" calcext:value-type="string">
            <text:p><text:a xlink:href="https://www.aeropuertos.net/aeropuerto-internacional-de-sao-paulo-guarulhos/" xlink:type="simple">https://www.aeropuertos.net/aeropuerto-internacional-de-sao-paulo-guarulhos/</text:a></text:p>
          </table:table-cell>
          <table:table-cell table:style-name="ce42" table:number-columns-repeated="60"/>
          <table:table-cell table:number-columns-repeated="96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villa</text:p>
          </table:table-cell>
          <table:table-cell table:style-name="ce2" office:value-type="string" calcext:value-type="string">
            <text:p>SVQ</text:p>
          </table:table-cell>
          <table:table-cell table:style-name="ce14" office:value-type="string" calcext:value-type="string">
            <text:p><text:a xlink:href="http://aena.mobi/m/es/aeropuerto-sevilla/sevilla.html" xlink:type="simple">http://aena.mobi/m/es/aeropuerto-sevilla/sevilla.html</text:a></text:p>
          </table:table-cell>
          <table:table-cell table:number-columns-repeated="1020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table-cell table:style-name="ce33" office:value-type="string" calcext:value-type="string">
            <text:p>Sydney</text:p>
          </table:table-cell>
          <table:table-cell table:style-name="ce33" office:value-type="string" calcext:value-type="string">
            <text:p>SYD</text:p>
          </table:table-cell>
          <table:table-cell table:style-name="ce33"/>
          <table:table-cell table:style-name="ce45" table:number-columns-repeated="60"/>
          <table:table-cell table:number-columns-repeated="960"/>
        </table:table-row>
        <table:table-row table:style-name="ro4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Tokyo</text:p>
          </table:table-cell>
          <table:table-cell table:style-name="ce31" office:value-type="string" calcext:value-type="string">
            <text:p>HND</text:p>
          </table:table-cell>
          <table:table-cell table:style-name="ce39" office:value-type="string" calcext:value-type="string">
            <text:p><text:a xlink:href="https://www.aeropuertos.net/aeropuerto-internacional-de-tokio/" xlink:type="simple">https://www.aeropuertos.net/aeropuerto-internacional-de-tokio/</text:a></text:p>
          </table:table-cell>
          <table:table-cell table:style-name="ce46"/>
          <table:table-cell table:style-name="ce45" table:number-columns-repeated="59"/>
          <table:table-cell table:number-columns-repeated="96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iena</text:p>
          </table:table-cell>
          <table:table-cell table:style-name="ce2" office:value-type="string" calcext:value-type="string">
            <text:p>VIE</text:p>
          </table:table-cell>
          <table:table-cell table:style-name="ce2"/>
          <table:table-cell table:style-name="ce43" table:number-columns-repeated="60"/>
          <table:table-cell table:number-columns-repeated="96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Washington</text:p>
          </table:table-cell>
          <table:table-cell table:style-name="ce3" office:value-type="string" calcext:value-type="string">
            <text:p>IAD</text:p>
          </table:table-cell>
          <table:table-cell table:style-name="ce36" office:value-type="string" calcext:value-type="string">
            <text:p><text:a xlink:href="https://www.aeropuertos.net/aeropuerto-internacional-washington-dulles/" xlink:type="simple">https://www.aeropuertos.net/aeropuerto-internacional-washington-dulles/</text:a></text:p>
          </table:table-cell>
          <table:table-cell table:number-columns-repeated="1020"/>
        </table:table-row>
        <table:table-row table:style-name="ro4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Yantai Laishan</text:p>
          </table:table-cell>
          <table:table-cell table:style-name="ce31" office:value-type="string" calcext:value-type="string">
            <text:p>YNT</text:p>
          </table:table-cell>
          <table:table-cell table:style-name="ce39" office:value-type="string" calcext:value-type="string">
            <text:p><text:a xlink:href="https://www.edestinos.cl/vuelos-baratos/0/0/ap/ynt/yantai-laishan" xlink:type="simple">https://www.edestinos.cl/vuelos-baratos/0/0/ap/ynt/yantai-laishan</text:a></text:p>
          </table:table-cell>
          <table:table-cell table:style-name="ce45" table:number-columns-repeated="60"/>
          <table:table-cell table:number-columns-repeated="96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utas.$A$1" table:cell-range-address="$'Códigos Internacionales'.$A$1:.$D$41"/>
        </table:named-expressions>
      </table:table>
      <table:named-expressions/>
      <table:database-ranges>
        <table:database-range table:name="__Anonymous_Sheet_DB__0" table:target-range-address="Rutas.A1:Rutas.AA996" table:display-filter-buttons="true" table:orientation="column"/>
        <table:database-range table:name="__Anonymous_Sheet_DB__1" table:target-range-address="'Códigos Internacionales'.A1:'Códigos Internacionales'.D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1:39:56.199727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tas" style:display-name="PageStyle_Ru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digos_20_Internacionales" style:display-name="PageStyle_Códigos Internaciona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8T22:48:24.025068747</dc:date>
    <meta:editing-duration>PT45M18S</meta:editing-duration>
    <meta:editing-cycles>2</meta:editing-cycles>
    <meta:document-statistic meta:table-count="2" meta:cell-count="341" meta:object-count="0"/>
  </office:meta>
</office:document-meta>
</file>